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ffff" draw:textarea-horizontal-align="justify" draw:textarea-vertical-align="middle" draw:auto-grow-height="false" fo:min-height="0.812cm" fo:min-width="0.562cm" fo:wrap-option="wrap"/>
      <style:paragraph-properties style:writing-mode="lr-tb"/>
    </style:style>
    <style:style style:name="gr2" style:family="graphic" style:parent-style-name="objectwithoutfill">
      <style:graphic-properties svg:stroke-color="#3465a4"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3465a4" draw:marker-end="Arrowheads_20_4" draw:marker-end-width="0.3cm" draw:fill="none" draw:textarea-vertical-align="bottom"/>
      <style:paragraph-properties style:writing-mode="lr-tb"/>
    </style:style>
    <style:style style:name="gr4" style:family="graphic" style:parent-style-name="standard">
      <style:graphic-properties svg:stroke-color="#355269" draw:fill-color="#ffffff" draw:textarea-horizontal-align="justify" draw:textarea-vertical-align="middle" draw:auto-grow-height="false" fo:min-height="0.812cm" fo:min-width="0.562cm" fo:wrap-option="wrap"/>
      <style:paragraph-properties style:writing-mode="lr-tb"/>
    </style:style>
    <style:style style:name="gr5" style:family="graphic" style:parent-style-name="objectwithoutfill">
      <style:graphic-properties svg:stroke-color="#3465a4" draw:marker-end="Arrowheads_20_5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6" draw:marker-end-width="0.3cm" draw:fill="none" draw:textarea-vertical-align="botto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812cm" fo:min-width="0.562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454cm" fo:min-width="1.788cm" fo:wrap-option="wrap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454cm" fo:min-width="1.964cm" fo:wrap-option="wrap"/>
      <style:paragraph-properties style:writing-mode="lr-tb"/>
    </style:style>
    <style:style style:name="gr10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19" draw:marker-end-width="0.3cm" draw:fill="none" draw:textarea-vertical-align="bottom"/>
      <style:paragraph-properties style:writing-mode="lr-tb"/>
    </style:style>
    <style:style style:name="gr13" style:family="graphic" style:parent-style-name="objectwithoutfill">
      <style:graphic-properties draw:marker-end="Arrowheads_20_20" draw:marker-end-width="0.3cm" draw:fill="none" draw:textarea-vertical-align="bottom"/>
      <style:paragraph-properties style:writing-mode="lr-tb"/>
    </style:style>
    <style:style style:name="gr14" style:family="graphic" style:parent-style-name="objectwithoutfill">
      <style:graphic-properties draw:marker-end="Arrowheads_20_28" draw:marker-end-width="0.3cm" draw:fill="none" draw:textarea-vertical-align="bottom"/>
      <style:paragraph-properties style:writing-mode="lr-tb"/>
    </style:style>
    <style:style style:name="gr15" style:family="graphic" style:parent-style-name="objectwithoutfill">
      <style:graphic-properties draw:marker-end="Arrowheads_20_43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63cm" fo:min-width="1.964cm" fo:wrap-option="wrap"/>
      <style:paragraph-properties style:writing-mode="lr-tb"/>
    </style:style>
    <style:style style:name="gr17" style:family="graphic" style:parent-style-name="objectwithoutfill">
      <style:graphic-properties draw:marker-end="Arrowheads_20_54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56" draw:marker-end-width="0.3cm" draw:fill="none" draw:textarea-vertical-align="bottom"/>
      <style:paragraph-properties style:writing-mode="lr-tb"/>
    </style:style>
    <style:style style:name="gr19" style:family="graphic" style:parent-style-name="objectwithoutfill">
      <style:graphic-properties draw:marker-end="Arrowheads_20_57" draw:marker-end-width="0.3cm" draw:fill="none" draw:textarea-vertical-align="bottom"/>
      <style:paragraph-properties style:writing-mode="lr-tb"/>
    </style:style>
    <style:style style:name="gr20" style:family="graphic" style:parent-style-name="objectwithoutfill">
      <style:graphic-properties draw:marker-end="Arrowheads_20_58" draw:marker-end-width="0.3cm" draw:fill="none" draw:textarea-vertical-align="bottom"/>
      <style:paragraph-properties style:writing-mode="lr-tb"/>
    </style:style>
    <style:style style:name="gr21" style:family="graphic" style:parent-style-name="objectwithoutfill">
      <style:graphic-properties draw:marker-end="Arrowheads_20_59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end="Arrowheads_20_60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draw:marker-end="Arrowheads_20_61" draw:marker-end-width="0.3cm" draw:fill="none" draw:textarea-vertical-align="middle"/>
      <style:paragraph-properties style:writing-mode="lr-tb"/>
    </style:style>
    <style:style style:name="gr24" style:family="graphic" style:parent-style-name="objectwithoutfill" style:list-style-name="L1">
      <style:graphic-properties svg:stroke-color="#3465a4" draw:marker-end="Arrowheads_20_5" draw:marker-end-width="0.3cm" draw:fill="none" draw:textarea-vertical-align="middle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158cm" fo:min-width="1.964cm" fo:wrap-option="wrap"/>
      <style:paragraph-properties style:writing-mode="lr-tb"/>
    </style:style>
    <style:style style:name="gr26" style:family="graphic" style:parent-style-name="objectwithoutfill">
      <style:graphic-properties draw:marker-end="Arrowheads_20_62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  <style:text-properties fo:color="#3465a4" loext:opacity="100%"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color="#3465a4" loext:opacity="100%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center" style:writing-mode="lr-tb"/>
      <style:text-properties fo:color="#3465a4" loext:opacity="100%"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color="#3465a4" loext:opacity="100%" fo:font-size="12pt" style:font-size-asian="12pt" style:font-size-complex="12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color="#3465a4" loext:opacity="100%" fo:font-size="12pt" style:font-size-asian="12pt" style:font-size-complex="12pt"/>
    </style:style>
    <style:style style:name="T2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CJK SC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CJK SC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cm" svg:height="1.5cm" svg:x="4.5cm" svg:y="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.5cm" svg:y1="3.75cm" svg:x2="4.5cm" svg:y2="3.75cm">
          <text:p text:style-name="P3"><text:span text:style-name="T2">Start</text:span></text:p>
          <text:p text:style-name="P3"><text:span text:style-name="T3"/></text:p>
        </draw:line>
        <draw:connector draw:style-name="gr3" draw:text-style-name="P6" draw:layer="layout" draw:type="curve" svg:x1="4.719cm" svg:y1="3.219cm" svg:x2="5.781cm" svg:y2="3.219cm" draw:start-shape="id1" draw:start-glue-point="5" draw:end-shape="id1" draw:end-glue-point="11" svg:d="M4719 3219c0-1080 1062-1080 1062 0" svg:viewBox="0 0 1063 811">
          <text:p text:style-name="P5"><text:span text:style-name="T1">space,</text:span></text:p>
          <text:p text:style-name="P5"><text:span text:style-name="T1">\t, \n, \r</text:span></text:p>
          <text:p text:style-name="P5"><text:span text:style-name="T4"/></text:p>
        </draw:connector>
        <draw:custom-shape draw:style-name="gr4" draw:text-style-name="P2" xml:id="id2" draw:id="id2" draw:layer="layout" svg:width="1.5cm" svg:height="1.5cm" svg:x="11cm" svg:y="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xml:id="id5" draw:id="id5" draw:layer="layout" svg:x1="6cm" svg:y1="3.75cm" svg:x2="11cm" svg:y2="3.75cm">
          <text:p text:style-name="P7"><text:span text:style-name="T1"># <text:s text:c="7"/></text:span></text:p>
          <text:p text:style-name="P5"><text:span text:style-name="T4"/></text:p>
        </draw:line>
        <draw:connector draw:style-name="gr6" draw:text-style-name="P8" draw:layer="layout" draw:type="curve" svg:x1="11.219cm" svg:y1="3.219cm" svg:x2="12.281cm" svg:y2="3.219cm" draw:start-shape="id2" draw:start-glue-point="5" draw:end-shape="id2" draw:end-glue-point="11" svg:d="M11219 3219c0-1080 1062-1080 1062 0" svg:viewBox="0 0 1063 811">
          <text:p text:style-name="P5"><text:span text:style-name="T1">Non \n</text:span></text:p>
          <text:p text:style-name="P5"><text:span text:style-name="T1"/></text:p>
        </draw:connector>
        <draw:custom-shape draw:style-name="gr7" draw:text-style-name="P2" draw:layer="layout" svg:width="1.5cm" svg:height="1.5cm" svg:x="15cm" svg:y="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6" draw:layer="layout" svg:x1="12.5cm" svg:y1="3.75cm" svg:x2="15cm" svg:y2="3.75cm">
          <text:p text:style-name="P5"><text:span text:style-name="T1">\n</text:span></text:p>
          <text:p text:style-name="P5"><text:span text:style-name="T4"/></text:p>
        </draw:line>
        <draw:custom-shape draw:style-name="gr4" draw:text-style-name="P2" xml:id="id6" draw:id="id6" draw:layer="layout" svg:width="1.5cm" svg:height="1.5cm" svg:x="11cm" svg:y="5.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cm" svg:height="1.5cm" svg:x="15cm" svg:y="5.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6" draw:layer="layout" svg:x1="12.5cm" svg:y1="6.25cm" svg:x2="15cm" svg:y2="6.25cm">
          <text:p text:style-name="P5"><text:span text:style-name="T1">=</text:span></text:p>
          <text:p text:style-name="P5"><text:span text:style-name="T4"/></text:p>
        </draw:line>
        <draw:custom-shape draw:style-name="gr8" draw:text-style-name="P2" draw:layer="layout" svg:width="3.25cm" svg:height="1cm" svg:x="16.5cm" svg:y="4.5cm">
          <text:p text:style-name="P1"><text:span text:style-name="T1">Bare ke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2.273146724085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2" draw:layer="layout" svg:width="3.5cm" svg:height="1cm" svg:x="16.5cm" svg:y="2cm">
          <text:p text:style-name="P1"><text:span text:style-name="T1">Comme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xml:id="id8" draw:id="id8" draw:layer="layout" svg:width="1.5cm" svg:height="1.5cm" svg:x="11cm" svg:y="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1.5cm" svg:height="1.5cm" svg:x="17.5cm" svg:y="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xml:id="id9" draw:id="id9" draw:layer="layout" svg:x1="12.5cm" svg:y1="8.75cm" svg:x2="17.5cm" svg:y2="8.75cm">
          <text:p text:style-name="P7"><text:span text:style-name="T1">“ <text:s text:c="5"/></text:span></text:p>
          <text:p text:style-name="P5"><text:span text:style-name="T4"/></text:p>
        </draw:line>
        <draw:connector draw:style-name="gr10" draw:text-style-name="P8" draw:layer="layout" draw:type="curve" svg:x1="17.719cm" svg:y1="8.219cm" svg:x2="18.781cm" svg:y2="8.219cm" draw:start-shape="id3" draw:start-glue-point="5" draw:end-shape="id3" draw:end-glue-point="11" svg:d="M17719 8219c0-1080 1062-1080 1062 0" svg:viewBox="0 0 1063 811">
          <text:p text:style-name="P5"><text:span text:style-name="T1">No</text:span><text:span text:style-name="T1">n “</text:span></text:p>
          <text:p text:style-name="P5"><text:span text:style-name="T1"/></text:p>
          <text:p text:style-name="P5"><text:span text:style-name="T1"/></text:p>
        </draw:connector>
        <draw:line draw:style-name="gr5" draw:text-style-name="P6" draw:layer="layout" svg:x1="19cm" svg:y1="8.75cm" svg:x2="21.5cm" svg:y2="8.75cm">
          <text:p text:style-name="P5"><text:span text:style-name="T1">”</text:span></text:p>
          <text:p text:style-name="P5"><text:span text:style-name="T4"/></text:p>
        </draw:line>
        <draw:custom-shape draw:style-name="gr7" draw:text-style-name="P2" draw:layer="layout" svg:width="1.5cm" svg:height="1.5cm" svg:x="21.5cm" svg:y="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2" draw:layer="layout" svg:width="3.25cm" svg:height="1cm" svg:x="23cm" svg:y="7cm">
          <text:p text:style-name="P1"><text:span text:style-name="T1">String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2.273146724085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xml:id="id4" draw:id="id4" draw:layer="layout" svg:width="1.5cm" svg:height="1.5cm" svg:x="17.5cm" svg:y="12.25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3" draw:id="id13" draw:layer="layout" svg:width="1.5cm" svg:height="1.5cm" svg:x="24cm" svg:y="14.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2" draw:layer="layout" svg:width="3.25cm" svg:height="1cm" svg:x="25.338cm" svg:y="13.409cm">
          <text:p text:style-name="P1"><text:span text:style-name="T1">Integ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12.273146724085 29476.12387612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11" draw:text-style-name="P8" draw:layer="layout" draw:type="curve" svg:x1="17.719cm" svg:y1="12.469cm" svg:x2="18.781cm" svg:y2="12.469cm" draw:start-shape="id4" draw:start-glue-point="5" draw:end-shape="id4" draw:end-glue-point="11" svg:d="M17719 12469c0-1080 1062-1080 1062 0" svg:viewBox="0 0 1063 811">
          <text:p text:style-name="P5"><text:span text:style-name="T1">di</text:span><text:span text:style-name="T1">git</text:span></text:p>
          <text:p text:style-name="P5"><text:span text:style-name="T1"/></text:p>
          <text:p text:style-name="P5"><text:span text:style-name="T1"/></text:p>
        </draw:connector>
        <draw:connector draw:style-name="gr12" draw:text-style-name="P9" xml:id="id7" draw:id="id7" draw:layer="layout" svg:x1="8.5cm" svg:y1="3.75cm" svg:x2="11cm" svg:y2="6.25cm" draw:start-shape="id5" draw:start-glue-point="0" draw:end-shape="id6" draw:end-glue-point="6" svg:d="M8500 3750v2500h2500" svg:viewBox="0 0 2501 2501">
          <text:p text:style-name="P5"><text:span text:style-name="T1">letter, _,</text:span></text:p>
          <text:p text:style-name="P5"><text:span text:style-name="T1">digit, -</text:span></text:p>
        </draw:connector>
        <draw:connector draw:style-name="gr13" draw:text-style-name="P9" draw:layer="layout" svg:x1="8.5cm" svg:y1="6.25cm" svg:x2="11cm" svg:y2="8.75cm" draw:start-shape="id7" draw:start-glue-point="0" draw:end-shape="id8" draw:end-glue-point="6" svg:d="M8500 6250v2500h2500" svg:viewBox="0 0 2501 2501">
          <text:p text:style-name="P5"><text:span text:style-name="T1">=</text:span></text:p>
        </draw:connector>
        <draw:connector draw:style-name="gr14" draw:text-style-name="P9" draw:layer="layout" svg:x1="15cm" svg:y1="8.75cm" svg:x2="17.5cm" svg:y2="13cm" draw:start-shape="id9" draw:start-glue-point="0" draw:end-shape="id4" draw:end-glue-point="6" svg:d="M15000 8750v4250h2500" svg:viewBox="0 0 2501 4251">
          <text:p text:style-name="P5"><text:span text:style-name="T1">digit, +, -</text:span></text:p>
        </draw:connector>
        <draw:custom-shape draw:style-name="gr4" draw:text-style-name="P2" xml:id="id11" draw:id="id11" draw:layer="layout" svg:width="1.5cm" svg:height="1.5cm" svg:x="24cm" svg:y="12.25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" draw:id="id10" draw:layer="layout" svg:width="1.5cm" svg:height="1.5cm" svg:x="24cm" svg:y="17.2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9" draw:layer="layout" draw:type="curve" svg:x1="24.219cm" svg:y1="17.469cm" svg:x2="25.281cm" svg:y2="17.469cm" draw:start-shape="id10" draw:start-glue-point="5" draw:end-shape="id10" draw:end-glue-point="11" svg:d="M24219 17469c0-1080 1062-1080 1062 0" svg:viewBox="0 0 1063 811">
          <text:p text:style-name="P5"><text:span text:style-name="T1">di</text:span><text:span text:style-name="T1">git</text:span></text:p>
          <text:p text:style-name="P5"><text:span text:style-name="T1"/></text:p>
          <text:p text:style-name="P5"><text:span text:style-name="T1"/></text:p>
        </draw:connector>
        <draw:custom-shape draw:style-name="gr7" draw:text-style-name="P2" draw:layer="layout" svg:width="1.5cm" svg:height="1.5cm" svg:x="29.5cm" svg:y="17.25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6" draw:layer="layout" svg:x1="25.5cm" svg:y1="18cm" svg:x2="29.5cm" svg:y2="18cm">
          <text:p text:style-name="P5"><text:span text:style-name="T1">Space, \</text:span><text:span text:style-name="T1">n, #</text:span></text:p>
          <text:p text:style-name="P5"><text:span text:style-name="T4"/></text:p>
        </draw:line>
        <draw:custom-shape draw:style-name="gr16" draw:text-style-name="P2" draw:layer="layout" svg:width="3.5cm" svg:height="1.25cm" svg:x="30.75cm" svg:y="15.75cm">
          <text:p text:style-name="P1"><text:span text:style-name="T1">Fractiona</text:span><text:span text:style-name="T1">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7902.15827338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2" xml:id="id16" draw:id="id16" draw:layer="layout" svg:width="1.5cm" svg:height="1.5cm" svg:x="24cm" svg:y="20.254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xml:id="id12" draw:id="id12" draw:layer="layout" svg:x1="19cm" svg:y1="13cm" svg:x2="24cm" svg:y2="13cm">
          <text:p text:style-name="P7"><text:span text:style-name="T1">underl</text:span><text:span text:style-name="T1">ine <text:s/></text:span></text:p>
          <text:p text:style-name="P5"><text:span text:style-name="T4"/></text:p>
        </draw:line>
        <draw:connector draw:style-name="gr17" draw:text-style-name="P9" draw:layer="layout" draw:type="curve" svg:x1="24.219cm" svg:y1="12.469cm" svg:x2="18.781cm" svg:y2="12.469cm" draw:start-shape="id11" draw:start-glue-point="5" draw:end-shape="id4" draw:end-glue-point="11" svg:d="M24219 12469h-5438" svg:viewBox="0 0 5439 1">
          <text:p text:style-name="P10"><text:span text:style-name="T1"><text:s text:c="4"/></text:span><text:span text:style-name="T1">di</text:span><text:span text:style-name="T1">git</text:span></text:p>
          <text:p text:style-name="P5"><text:span text:style-name="T1"/></text:p>
        </draw:connector>
        <draw:connector draw:style-name="gr18" draw:text-style-name="P9" xml:id="id14" draw:id="id14" draw:layer="layout" svg:x1="21.5cm" svg:y1="13cm" svg:x2="24cm" svg:y2="15.25cm" draw:start-shape="id12" draw:start-glue-point="0" draw:end-shape="id13" draw:end-glue-point="6" svg:d="M21500 13000v2250h2500" svg:viewBox="0 0 2501 2251">
          <text:p text:style-name="P5"><text:span text:style-name="T1">Non digit</text:span></text:p>
        </draw:connector>
        <draw:connector draw:style-name="gr19" draw:text-style-name="P9" xml:id="id15" draw:id="id15" draw:layer="layout" svg:x1="21.5cm" svg:y1="15.25cm" svg:x2="24cm" svg:y2="18cm" draw:start-shape="id14" draw:start-glue-point="0" draw:end-shape="id10" draw:end-glue-point="6" svg:d="M21500 15250v2750h2500" svg:viewBox="0 0 2501 2751">
          <text:p text:style-name="P5"><text:span text:style-name="T1">deci</text:span><text:span text:style-name="T1">mal</text:span></text:p>
          <text:p text:style-name="P5"><text:span text:style-name="T1">point</text:span></text:p>
        </draw:connector>
        <draw:connector draw:style-name="gr20" draw:text-style-name="P9" draw:layer="layout" svg:x1="21.5cm" svg:y1="18cm" svg:x2="24cm" svg:y2="21.004cm" draw:start-shape="id15" draw:start-glue-point="0" draw:end-shape="id16" draw:end-glue-point="6" svg:d="M21500 18000v3004h2500" svg:viewBox="0 0 2501 3005">
          <text:p text:style-name="P5"><text:span text:style-name="T1">E, e</text:span></text:p>
        </draw:connector>
        <draw:custom-shape draw:style-name="gr4" draw:text-style-name="P2" xml:id="id17" draw:id="id17" draw:layer="layout" svg:width="1.5cm" svg:height="1.5cm" svg:x="28cm" svg:y="20.254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25.5cm" svg:y1="21.004cm" svg:x2="28cm" svg:y2="21.004cm">
          <text:p text:style-name="P5"><text:span text:style-name="T1">digit</text:span></text:p>
          <text:p text:style-name="P5"><text:span text:style-name="T4"/></text:p>
        </draw:line>
        <draw:custom-shape draw:style-name="gr4" draw:text-style-name="P2" draw:layer="layout" svg:width="1.5cm" svg:height="1.5cm" svg:x="26cm" svg:y="22.254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9" draw:layer="layout" svg:x1="25.25cm" svg:y1="21.504cm" svg:x2="26.25cm" svg:y2="22.504cm">
          <text:p text:style-name="P5"><text:span text:style-name="T1">+, -</text:span></text:p>
          <text:p text:style-name="P5"><text:span text:style-name="T1"/></text:p>
        </draw:line>
        <draw:connector draw:style-name="gr22" draw:text-style-name="P9" draw:layer="layout" draw:type="curve" svg:x1="28.219cm" svg:y1="20.473cm" svg:x2="29.281cm" svg:y2="20.473cm" draw:start-shape="id17" draw:start-glue-point="5" draw:end-shape="id17" draw:end-glue-point="11" svg:d="M28219 20473c0-1080 1062-1080 1062 0" svg:viewBox="0 0 1063 811">
          <text:p text:style-name="P5"><text:span text:style-name="T1">digit</text:span></text:p>
          <text:p text:style-name="P5"><text:span text:style-name="T1"/></text:p>
          <text:p text:style-name="P5"><text:span text:style-name="T1"/></text:p>
        </draw:connector>
        <draw:line draw:style-name="gr23" draw:text-style-name="P9" draw:layer="layout" svg:x1="27.25cm" svg:y1="22.504cm" svg:x2="28.25cm" svg:y2="21.504cm">
          <text:p text:style-name="P5"><text:span text:style-name="T1">digit</text:span></text:p>
          <text:p text:style-name="P5"><text:span text:style-name="T1"/></text:p>
        </draw:line>
        <draw:custom-shape draw:style-name="gr7" draw:text-style-name="P2" draw:layer="layout" svg:width="1.5cm" svg:height="1.5cm" svg:x="33.5cm" svg:y="20.25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ring" draw:modifiers="2459.94005994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24" draw:text-style-name="P11" draw:layer="layout" svg:x1="29.5cm" svg:y1="21.004cm" svg:x2="33.5cm" svg:y2="21.004cm">
          <text:p text:style-name="P3"><text:span text:style-name="T1">Sp</text:span><text:span text:style-name="T1">ac</text:span><text:span text:style-name="T1">e, \</text:span><text:span text:style-name="T1">n, </text:span><text:span text:style-name="T1">#</text:span></text:p>
          <text:p text:style-name="P5"><text:span text:style-name="T4"/></text:p>
        </draw:line>
        <draw:custom-shape draw:style-name="gr25" draw:text-style-name="P2" draw:layer="layout" svg:width="3.5cm" svg:height="2cm" svg:x="34.75cm" svg:y="18cm">
          <text:p text:style-name="P1"><text:span text:style-name="T1">Fractional </text:span><text:span text:style-name="T1">&amp; </text:span><text:span text:style-name="T1">Expone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89.974293059126 25540.02998500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26" draw:text-style-name="P9" draw:layer="layout" svg:x1="24.75cm" svg:y1="18.75cm" svg:x2="24.75cm" svg:y2="20.254cm">
          <text:p text:style-name="P5"><text:span text:style-name="T1">E, e</text:span></text:p>
          <text:p text:style-name="P5"><text:span text:style-name="T1"/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8" draw:display-name="Arrowheads 28" svg:viewBox="0 0 20 20" svg:d="M0 20l10-20 10 20z"/>
    <draw:marker draw:name="Arrowheads_20_4" draw:display-name="Arrowheads 4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5" draw:display-name="Arrowheads 5" svg:viewBox="0 0 20 20" svg:d="M0 20l10-20 10 20z"/>
    <draw:marker draw:name="Arrowheads_20_54" draw:display-name="Arrowheads 54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5T08:50:03.490683900</meta:creation-date>
    <dc:date>2023-10-06T17:09:33.613094400</dc:date>
    <meta:editing-duration>PT8H43M1S</meta:editing-duration>
    <meta:editing-cycles>61</meta:editing-cycles>
    <meta:generator>LibreOffice/7.3.7.2$Linux_X86_64 LibreOffice_project/30$Build-2</meta:generator>
    <meta:document-statistic meta:object-count="49"/>
  </office:meta>
</office:document-meta>
</file>